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style="normal" fo:font-weight="normal" style:font-style-asian="normal" style:font-weight-asian="normal" style:font-style-complex="normal" style:font-weight-complex="normal"/>
    </style:style>
    <style:style style:name="P3" style:family="paragraph" style:parent-style-name="Standard">
      <style:text-properties fo:language="en" fo:country="U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e World of Dreyüs is at its core a science fiction setting, however it is one with an emphasis on ecology and its dynamic relationship with technology for societies that reside there. All tech created for this world should consider the settings conditions, specifically the fact that most hydrocarbon “fossil” fuels are exhausted and not viable as a energy source, as well as many material resources being scarce enough to demand both specialized technologies and conflict over remaining stores. This, coupled with the ecological demands of the giant ever-lasting storm system that sweeps across this planet, creates an environment where engineers must use limited resources to meet the demands of survival of their society. Forms of nuclear energy are relied upon for many applications, as well as hydro- and aero-electric systems wherever viable. Travel relies on the exploitation of natural energies, primarily wind and water, with the unique airships (referred to in world as sky-sailers) relying on a combination of natural wind and nuclear-powered “lift drives” to fly in the sky like a rigged ship sails the seas. Centuries of decline and a fight against total collapse are what allowed for the exacting nature of engineering on Dreyüs, helping create the emphasis on precision, sustainability, and integration into the environment.</text:p>
      <text:p text:style-name="P1"><text:tab/>Aesthetically, the design convention is a kind of Age of Exploration or Golden Age of Piracy, but on ships that fly, rather than float. Most similar in popular media would be Disney's<text:span text:style-name="T1"> </text:span><text:span text:style-name="T2">2002 film </text:span><text:span text:style-name="T3">Treasure Planet</text:span><text:span text:style-name="T4"> but “green” instead of “space”. Wooden ships with rigging and sails that fly in the sky are the premier for of transportation, and the tool of the infamous “sky pirates”. These ships however, are designed around and filled with advanced technology, and should reflect that in design. People dress nearly exclusively in natural materials, and likewise other facets of everyday life, such as living spaces, furniture, and daily consumed goods are defined by long-term sustainability and waste-prevention. The recovery and recycling of precious materials is also of great precedence, both in regards to modern and ancient technologies, many of which are more advanced and wondrous than what can be produced at the present time in world.</text:span></text:p>
      <text:p text:style-name="P1"><text:span text:style-name="T4"><text:tab/> Overall, the setting should give an impression of a world where modern society lives humbly in the shadow of its forerunners, focusing on practices that will sustain people as they are now both immediately and into the distant future, but also seeking ways to expand their capabilities without jeopardizing themselves. Fundamentally the setting's theme is the combination of the age of sail with ecological science fiction a la Frank Herbert's </text:span><text:span text:style-name="T3">Dune</text:span><text:span text:style-name="T4">, minus the super-human advancements.</text:span></text:p>
      <text:p text:style-name="P2"/>
      <text:p text:style-name="P2"><text:tab/>Starting on the following will be a glossary of terms of various technologies in the World of Dreyü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text:span text:style-name="T4"><text:tab/></text:span><text:span text:style-name="T5">Alphavoltaic (AV) Battery </text:span><text:span text:style-name="T4">– Small atomic batteries powered by conversion of alpha particles generated from radioactive decay into electrical current via semiconductor transducers. Thanks to predictable and long-term nature of its fuel source, these cells are able to generate consistent power output for decades without maintenance or refueling. Many of the scarce minerals required for chemical batteries were exhausted millennia ago on Dreyüs, thus necessitating the development of alternatives. Alphavoltaic cells stand out as the premier among the alternatives developed on Dreyüs, desired for their reliability and long term stability, as well as aligning nicely with the scavcycling culture. </text:span></text:p>
      <text:p text:style-name="P2"/>
      <text:p text:style-name="P2"/>
      <text:p text:style-name="P1"><text:span text:style-name="T4"><text:tab/></text:span><text:span text:style-name="T5">Drift-Bomb </text:span><text:span text:style-name="T4">– Long range sail-bombs. See glossary entry: </text:span><text:span text:style-name="T5">Sail-Bomb</text:span><text:span text:style-name="T4">.</text:span><text:span text:style-name="T5"> <text:s/></text:span></text:p>
      <text:p text:style-name="P2"/>
      <text:p text:style-name="P2"/>
      <text:p text:style-name="Standard"><text:span text:style-name="T6"><text:tab/></text:span><text:span text:style-name="T7">Lift Drive (LD)</text:span><text:span text:style-name="T6"> – Anti-gravity devices that utilize the </text:span><text:span text:style-name="T4">Gertsenshtein–Zel’dovich effect to generate miniscule gravitational waves by passing high-energy through a small, but powerful, electromagnetic field. The device then modulates and amplifies the generated waves in order to interfere decontructively with the planet's static gravitational field</text:span><text:span text:style-name="T6">. The end result is a small “pocket” surrounding the ship where the effect of the planet's gravity is almost completely negated, causing the ship to be practically nearly weightless. The name is technically a misnomer, as the drive creates weightlessness by negating gravity directly, rather than through an opposite lifting force, but it does allows said lifting forces to be much more effective.</text:span></text:p>
      <text:p text:style-name="P2"><text:tab/>The key technology to sky-sailing, this allows the relatively weak electrically driven propellers to provide enough thrust to control the altitude of a ship with ease. LDs can be produce in a variety of sizes to accommodate a variety ship classes, although a drive must be tuned to its ship specifically once installed. Small to to medium sized vessels might have a micro-plant integrated into the LD as a standalone power system, however vessels with large enough central power generators might use those systems instead, only relying on integrated micro-plants as backups to prevent the ship from suddenly falling from the sky if the primary power system goes offline. Production of these drives goes back millennia in one form or another, originally being used alongside more traditional propulsion systems before the Great Collapse. Modern drives are often retrofitted from recovered examples, although the Emiratus and Aralan both still possess the means to create new LDs, though in limited quantities only.</text:p>
      <text:p text:style-name="P2"/>
      <text:p text:style-name="P2"/>
      <text:p text:style-name="P2"><text:tab/><text:span text:style-name="T1">Micro-Fabricator (M-fab) </text:span>– Handheld devices able to rapidly synthesize chemical compounds and manufacture them into various complex structures. The universal multi-tool of Dreyüs, m-fabs are highly desirable and have a massive number of applications, limited mostly by the creativity and knowledge of its user. Typically m-fabs are powered by AV batteries and supplied by modular raw material capsules. The “core” of an m-fab, the micro-manufacturing engine itself, is a design dating back to the pre-collapse era that has remained essentially unchanged due to its near-perfect engineering. <text:s/>This core is typically integrated into a greater device that serves as the user interface while also controlling the output of the unit in various ways. While the exact design of the fully integrated units can differ greatly, they are all collectively referred to as “m-fabs”. </text:p>
      <text:p text:style-name="P2"><text:tab/>M-fabs can be customized into a variety of configurations, and individual users almost always make idiosyncratic modifications and adjustments to further suit their preferences. Among engineers, technicians, and doctors who most often carry their own personal m-fabs, the unique “feel” of a person's m-fab often reflects on the individual and how they think. Certain norms and inherent limitations exist such that most individuals, especially if they come from the same culture, can still make use of another individuals m-fab despite the customization, however they might do so with some difficulty. However if the device is in an unfamiliar configuration, modified in an extreme way, or the gap of understanding between the original user and the adoptive one is too <text:soft-page-break/>great, it is possible the new user is simply unable to make use of the device immediately. This is most common when there is a massive cultural divide occurring, the device is a rare archaic design, or the the customization and modifications are extremely idiosyncratic and unique to itself. </text:p>
      <text:p text:style-name="P2"><text:tab/>Applications for m-fabs are mostly limited by the individual user's knowledge. M-fabs can be configured for maintenance and repair, medical diagnostic and treatment, weaponization for use in combat, along with many other unique applications or combinations thereof. Generally, some form of m-fab is the primary tool for every technically-oriented individual in advanced societies. Remote tribes might possess only one or a small handful of devices, and some might have none at all or only access to one ritually shared between several tribes of a shared culture. </text:p>
      <text:p text:style-name="P2"/>
      <text:p text:style-name="P2"><text:tab/></text:p>
      <text:p text:style-name="P1"><text:span text:style-name="T4"><text:tab/></text:span><text:span text:style-name="T5">Micro-Plant (MP) </text:span><text:span text:style-name="T4">– The most common modular power supply for mobile technology. Essentially miniaturized fission plants. Able to be turn on and off at will safely and easily, and drawing the required moisture for operation from the surrounding air. When in their storage mode, they can remain stable and usable for more than ten thousand years, in theory. They have an active use lifespan of about a century before their fuel is exhausted. The device is also able to render itself inert via a fail safe utilizing the cultures of geobacter and radiotropic fungi that also assist in the regular operation of the plant. Designed during the Golden Era, many currently operational MPs are ones scavenged from wrecks and ruins of that era, particularly those possessed infrequently by remote and tribal cultures. A single micro-plant can power all the systems (apart from the LD) of small skiff or equivalent vessel, small tribes might possess a handful of salvaged, refurbished, or traded MPs at most, and medium sized ships often make use of specialized banks of MPs in lieu of a custom-made plant like those used on larger ships.</text:span></text:p>
      <text:p text:style-name="P2"/>
      <text:p text:style-name="P2"/>
      <text:p text:style-name="P2"><text:tab/><text:span text:style-name="T1">Rig-Grip </text:span>– The user-control system for a sail-board. The pilot grasps these handles while on the vehicle, and through their manipulation can control the sail, thus steering the vehicle. See entry: <text:span text:style-name="T1">Sail-Board</text:span>. </text:p>
      <text:p text:style-name="P2"/>
      <text:p text:style-name="P2"/>
      <text:p text:style-name="P2"><text:tab/><text:span text:style-name="T1">Sail-Board – </text:span>Personal transport vehicle favored on the windy, open flats of the plains and deserts of Dreyüs. Also employed by the iconic Lancers in their unique aerial combat role. They resemble long surfboards with an added mast, triangular sail, and a system of rigging operated by handles the user holds onto while piloting the vehicle (rig-grips). Most similar to real world windsurfing boards. Typically lacking a MP in most configurations, their low-intensity lift drives are instead powered by a variety of alternatives, such as small generators powered by wind-driven propellers or small power banks consisting of many alphavoltaic batteries.</text:p>
      <text:p text:style-name="P2"><text:tab/>Most sail-boards float less than a meter from the ground, and are used by lone individuals or small groups for long-distance travel or rapid movement across dangerous environments. These formats are used by scouts, hunters, or others that travel lightly. Unless specially modified, sail-boards cannot carry much weight and are always limited by their relatively small size. Caravans typically only use sail-boards for scouting and path-finding, relying on other vehicles to carry cargo. </text:p>
      <text:p text:style-name="P2"><text:tab/>Lancers use a specialized variety of sail-board as one-man attack vehicles in air-to-air combat. Outfitted with more powerful lift drives and power sources, Lancer sail-boards deploy from sky-sailing ships at altitude to engage other Lancers with trib-guns as well as enemy ships with their titular explosive lances. This role is extremely dangerous and typically only performed by volunteers with exceptional talent.</text:p>
      <text:p text:style-name="P2"><text:tab/></text:p>
      <text:p text:style-name="P2"/>
      <text:p text:style-name="P2"/>
      <text:p text:style-name="P2"/>
      <text:p text:style-name="P2"/>
      <text:p text:style-name="P2"><text:soft-page-break/></text:p>
      <text:p text:style-name="P1"><text:span text:style-name="T5"><text:tab/>Sail-Bomb </text:span><text:span text:style-name="T4">– The Air-to-Air and Air-to-Surface ordinance of the setting. Sail-Bombs are a guided munition system that use small automated rigging systems to control flight. “Sail-bomb” technically refers to all munition of this type, however varieties used for extreme ranges are often referred to as “Drift-bombs” instead, particularly if they are meant to be used beyond the effective range of a ship's laser gun batteries. Sail-Bombs are flexible platforms that can be configured for various ranges, altitude changes, and payloads, hence the tendency to apply a variety of naming conventions to different varieties of sail-bombs. </text:span></text:p>
      <text:p text:style-name="P1"><text:span text:style-name="T4"><text:tab/>Generally, sail-bombs can refer to all instances, but typically is used when referring to fast-dropping bombs that are designed to accurately plunged downward to a target the ship is flying above. Drift-Bombs is used to refer to bombs whose lateral velocity is much greater than their rate of descent, creating fast moving missiles that exploit the potential energy provided by the ships altitude. Remarkable glide ratios allow drift-bombs to have incredible range, but are inherently limited by their inability to ascend. While ships caught unawares can be easily destroyed by drift-</text:span><text:span text:style-name="T4">bombs, they are relatively easily countered by rapidly ascending the ship to above an altitude that can be targeted by the attacker's bombs.</text:span></text:p>
      <text:p text:style-name="P2"><text:tab/>Sail-bombs and drift-bombs can both carry a variety of payloads, however two stand out for combat use: conventional and neutron radiation. Conventional high-explosives are produced in industrial areas and rely on sustainable sources of reagents derived from natural phenomenon. One example would be the production of nitroamines via processes involving methanol-derived formaldehyde, ammonia manufactured from electrolysis-sourced hydrogen, and derivatives of acetic acid originally concentrated down from natural fermentation. Such processes are limited to the most advanced industrial bases on Dreyüs, typically within the Emiratus or Aralan. </text:p>
      <text:p text:style-name="P2"><text:tab/>Rarer, and of more specialized in use, are the neutron radiation bombs, or more simply neutron-bombs. Utilizing a fission-fusion-fission chain to create large amounts of neutrons able to energetically escape the shielding that enables the base reaction. These weapons primarily use neutron radiation to kill all personnel in an area, and have fairly low blast-yield in comparison. Sail-bomb varieties are low-yield (typically less than 1 kiloton) and are meant to kill the crew of ship or small battlement while leaving most of the structure and technology intact. Thus these weapons are typically employed when the objective is to successfully capture or recover enemy assets that can justify the cost of producing these advanced bombs.</text:p>
      <text:p text:style-name="P2"/>
      <text:p text:style-name="P2"/>
      <text:p text:style-name="P1"><text:span text:style-name="T4"><text:tab/></text:span><text:span text:style-name="T5">Sky-sailing Ship </text:span><text:span text:style-name="T4">– The primary aircraft and greatest projector of power on Dreyüs. As mentioned in the overview section of this document, these are rig-and-sail ships resembling those of the real world age of sail, but are able to fly. More accurately, these ships use lift-drives to make themselves nearly weightless, “floating” in the sky with the help of electrically driven lifting propellers. While able to use their propellers for some thrust, primarily the ships rely on their sails to exploit the natural wind currents and move while expending very little energy. Typically keeled and hulled of wood, occasionally composite designs and alternative materials are used. Even materials for rigging and sails can vary, with some rarer ship construction options being coveted for their utility and occasional their inherent beauty. </text:span></text:p>
      <text:p text:style-name="P2"><text:tab/>Ships can come in a variety of sizes, ranging from small skiffs to large multi-decked ships used for shipping or warfare. The most expensive and advanced ships makes use of many automated systems, such as complex automated rigging controls using electrically driven winches or automated computer targeting systems for the ships weapons, these advancements allow crew numbers to be drastically decreased. The majority of ships, particularly large ones, are mostly operated by crews that can number into the dozens, and make use of more traditional manually controlled systems on the ship.</text:p>
      <text:p text:style-name="P2"><text:tab/> Several operational limits affect sky-sailing ships. Obvious problems include food supplies for the crew and the repair materials for the ship. Warships are limited by their sail-bomb capacity. Most notable is the altitude limits of ships. Most are restricted by temperature and air density <text:soft-page-break/>requirements of the crew, and the upper limit of lift-drive output. Specialized ships can surpass some of these limits via pressurized hulls, automated above-deck systems, and specially tuned lift-drives. Power is rarely an issue, given the long-term ability capabilities of the micro-plants and other reactors used on ships. Freshwater can often be gathered via condensators on the ship, and thus relatively little is carried onboard at one time. </text:p>
      <text:p text:style-name="P2"><text:tab/>These ships are an iterative technology with its origins in the pre-collapse airships that made extravagant use wasteful technologies such as chemical fuel sources and all-metal construction. Sky-faring culture goes back millennia in Dreyüs, with the current iteration of ecologically-driven sky-sailing ships representing both progression and regression of technology within the world. While not all cultures are capable or interested in producing sky-sailing ships, all significant powers understand their value and typically make some sort of effort to have access to some amount of them. The Emiratus and Aralan produce the greatest number of ships, however some other peoples also produce ships in limited numbers. Among the smaller groups, the Sky Sentinels are most notable for their impressive ability to match and surpass the quality of the larger two states. <text:s/></text:p>
      <text:p text:style-name="P2"/>
      <text:p text:style-name="P1"><text:span text:style-name="T4"><text:tab/></text:span><text:span text:style-name="T5">Triboelectric Gun (Trib-gun)</text:span><text:span text:style-name="T4"> – Sometimes referred to in the plural as “tribs”, these weapons are the standard ranged option of the setting. These weapons fire lasers produced by an electrical charge originating from a triboelectric drive. Triboelectric drives produce energy via friction. In a trib-gun, this charge is stored in capacitors before being used to create the high-energy laser. <text:s/>Trib-guns can range from as small as pistols to as large as the main guns on small and medium ships, entirely replacing firearms (which were made nonviable due to resource scarcity). Small-arms are typically fitted with a crank, allowing users to have functionally infinite ammunition, assuming they can turn the crank to generate a charge. Larger vehicle-mounted varieties are typically charged via electric drives connected to the vehicles main power supply. <text:tab/>Trib-guns are less powerful overall than the massive dedicated laser gun batteries on the largest ships, but those gun batteries are enabled by being directly linked to the ships primary energy source, requiring them to be custom-fitted for each battery and therefor more difficult to repair, replace, and maintain. All varieties of trib-gun have a limited rate of fire due to the need to turn the drive and charge the capacitors, a limitation that helps prevent overheating as well. All varieties of laser guns must be cautious of overheating during heavy use, and also suffer from similar range limitations due to atmospheric conditions. Shots from a trib-gun are powerful enough to kill, and cause significant damage to soft and hard targets. Flesh and other soft materials are blasted, ignited, and occasionally outright vaporized. Small weapons might blast away chunks of harder materials, while larger weapons (particularly the largest class of laser guns that surpass normal trib-guns) can vaporize hard targets on occasion, and cause massive damage otherwise.</text:span></text:p>
      <text:p text:style-name="P2"><text:tab/>Less complex to craft or refurbish than micro-plants, trib-guns are often found in any culture with scavcycling or manufacturing traditions. Some cultures limit their use in certain ways, such as forbidding their use for hunting in favor of “natural” weapons such as bows or spears for symbolic or ceremonial reasons. Such tribes might still maintain trib-guns as means of defense or allow their use in other aspects of life. Few groups forbid them entirely, given their effectivenes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6H2M3S</meta:editing-duration>
    <meta:editing-cycles>9</meta:editing-cycles>
    <meta:generator>OpenOffice/4.1.15$Win32 OpenOffice.org_project/4115m2$Build-9813</meta:generator>
    <dc:date>2024-05-17T16:19:35.62</dc:date>
    <meta:document-statistic meta:table-count="0" meta:image-count="0" meta:object-count="0" meta:page-count="5" meta:paragraph-count="28" meta:word-count="2917" meta:character-count="18982"/>
    <meta:user-defined meta:name="Info 1"/>
    <meta:user-defined meta:name="Info 2"/>
    <meta:user-defined meta:name="Info 3"/>
    <meta:user-defined meta:name="Info 4"/>
  </office:meta>
</office:document-meta>
</file>